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</office:automatic-styles>
  <office:body>
    <office:spreadsheet>
      <table:table table:name="Buse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_N</text:p>
          </table:table-cell>
          <table:table-cell>
            <text:p>Bus_Type</text:p>
          </table:table-cell>
          <table:table-cell>
            <text:p>Area</text:p>
          </table:table-cell>
          <table:table-cell>
            <text:p>V_Mag<text:s/>(pu)</text:p>
          </table:table-cell>
          <table:table-cell>
            <text:p>V_Ang<text:s/>(deg)</text:p>
          </table:table-cell>
          <table:table-cell>
            <text:p>V_Nom<text:s/>(kV)</text:p>
          </table:table-cell>
          <table:table-cell>
            <text:p>V_max<text:s/>(pu)</text:p>
          </table:table-cell>
          <table:table-cell>
            <text:p>V_min<text:s/>(pu)</text:p>
          </table:table-cell>
        </table:table-row>
      </table:table>
      <table:table table:name="Lin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From</text:p>
          </table:table-cell>
          <table:table-cell>
            <text:p>To</text:p>
          </table:table-cell>
          <table:table-cell>
            <text:p>r<text:s/>(pu)</text:p>
          </table:table-cell>
          <table:table-cell>
            <text:p>x<text:s/>(pu)</text:p>
          </table:table-cell>
          <table:table-cell>
            <text:p>g_sh<text:s/>(pu)</text:p>
          </table:table-cell>
          <table:table-cell>
            <text:p>b_sh<text:s/>(pu)</text:p>
          </table:table-cell>
          <table:table-cell>
            <text:p>RATE_A</text:p>
          </table:table-cell>
          <table:table-cell>
            <text:p>RATE_B</text:p>
          </table:table-cell>
          <table:table-cell>
            <text:p>RATE_C</text:p>
          </table:table-cell>
          <table:table-cell>
            <text:p>tap_ratio</text:p>
          </table:table-cell>
          <table:table-cell>
            <text:p>angle</text:p>
          </table:table-cell>
          <table:table-cell>
            <text:p>br_status</text:p>
          </table:table-cell>
          <table:table-cell>
            <text:p>ang_min</text:p>
          </table:table-cell>
          <table:table-cell>
            <text:p>ang_max</text:p>
          </table:table-cell>
          <table:table-cell>
            <text:p>tap_ratio_min</text:p>
          </table:table-cell>
          <table:table-cell>
            <text:p>tap_ratio_max</text:p>
          </table:table-cell>
        </table:table-row>
      </table:table>
      <table:table table:name="Load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_N</text:p>
          </table:table-cell>
          <table:table-cell>
            <text:p>Pd<text:s/>(MW)</text:p>
          </table:table-cell>
          <table:table-cell>
            <text:p>Qd<text:s/>(MW)</text:p>
          </table:table-cell>
          <table:table-cell>
            <text:p>Gs<text:s/>(MW)</text:p>
          </table:table-cell>
          <table:table-cell>
            <text:p>Bs<text:s/>(MVAr)</text:p>
          </table:table-cell>
          <table:table-cell>
            <text:p>Status</text:p>
          </table:table-cell>
          <table:table-cell>
            <text:p>cost_inc</text:p>
          </table:table-cell>
          <table:table-cell>
            <text:p>cost_dec</text:p>
          </table:table-cell>
        </table:table-row>
      </table:table>
      <table:table table:name="Ge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Pg<text:s/>(MW)</text:p>
          </table:table-cell>
          <table:table-cell>
            <text:p>Qg<text:s/>(MVAr)</text:p>
          </table:table-cell>
          <table:table-cell>
            <text:p>Q_max<text:s/>(MVAr)</text:p>
          </table:table-cell>
          <table:table-cell>
            <text:p>Q_min<text:s/>(MVAr)</text:p>
          </table:table-cell>
          <table:table-cell>
            <text:p>V_set<text:s/>(pu)</text:p>
          </table:table-cell>
          <table:table-cell>
            <text:p>mBase<text:s/>(MVA)</text:p>
          </table:table-cell>
          <table:table-cell>
            <text:p>P_max<text:s/>(MW)</text:p>
          </table:table-cell>
          <table:table-cell>
            <text:p>P_min<text:s/>(MW)</text:p>
          </table:table-cell>
          <table:table-cell>
            <text:p>Pc1<text:s/>(MW)</text:p>
          </table:table-cell>
          <table:table-cell>
            <text:p>Pc2<text:s/>(MW)</text:p>
          </table:table-cell>
          <table:table-cell>
            <text:p>Qc1_min<text:s/>(MVAr)</text:p>
          </table:table-cell>
          <table:table-cell>
            <text:p>Qc1_max<text:s/>(MVAr)</text:p>
          </table:table-cell>
          <table:table-cell>
            <text:p>Qc2_min<text:s/>(MVAr)</text:p>
          </table:table-cell>
          <table:table-cell>
            <text:p>Qc2_max<text:s/>(MVAr)</text:p>
          </table:table-cell>
          <table:table-cell>
            <text:p>ramp_agc<text:s/>(MW/min)</text:p>
          </table:table-cell>
          <table:table-cell>
            <text:p>ramp_10<text:s/>(MW)</text:p>
          </table:table-cell>
          <table:table-cell>
            <text:p>ramp_30<text:s/>(MW)</text:p>
          </table:table-cell>
          <table:table-cell>
            <text:p>ramp_q<text:s/>(MVAr/min)</text:p>
          </table:table-cell>
          <table:table-cell>
            <text:p>apf</text:p>
          </table:table-cell>
          <table:table-cell>
            <text:p>status_curt</text:p>
          </table:table-cell>
          <table:table-cell>
            <text:p>DG<text:s/>type</text:p>
          </table:table-cell>
        </table:table-row>
      </table:table>
      <table:table table:name="Gen_cost"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cost_a</text:p>
          </table:table-cell>
          <table:table-cell>
            <text:p>cost_b</text:p>
          </table:table-cell>
          <table:table-cell>
            <text:p>cost_c</text:p>
          </table:table-cell>
        </table:table-row>
      </table:table>
      <table:table table:name="P_Profiles_Load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W)</text:p>
          </table:table-cell>
          <table:table-cell>
            <text:p>t2<text:s/>(MW)</text:p>
          </table:table-cell>
          <table:table-cell>
            <text:p>t3<text:s/>(MW)</text:p>
          </table:table-cell>
          <table:table-cell>
            <text:p>t4<text:s/>(MW)</text:p>
          </table:table-cell>
          <table:table-cell>
            <text:p>t5<text:s/>(MW)</text:p>
          </table:table-cell>
          <table:table-cell>
            <text:p>t6<text:s/>(MW)</text:p>
          </table:table-cell>
          <table:table-cell>
            <text:p>t7<text:s/>(MW)</text:p>
          </table:table-cell>
          <table:table-cell>
            <text:p>t8<text:s/>(MW)</text:p>
          </table:table-cell>
          <table:table-cell>
            <text:p>t9<text:s/>(MW)</text:p>
          </table:table-cell>
          <table:table-cell>
            <text:p>t10<text:s/>(MW)</text:p>
          </table:table-cell>
          <table:table-cell>
            <text:p>t11<text:s/>(MW)</text:p>
          </table:table-cell>
          <table:table-cell>
            <text:p>t12<text:s/>(MW)</text:p>
          </table:table-cell>
          <table:table-cell>
            <text:p>t13<text:s/>(MW)</text:p>
          </table:table-cell>
          <table:table-cell>
            <text:p>t14<text:s/>(MW)</text:p>
          </table:table-cell>
          <table:table-cell>
            <text:p>t15<text:s/>(MW)</text:p>
          </table:table-cell>
          <table:table-cell>
            <text:p>t16<text:s/>(MW)</text:p>
          </table:table-cell>
          <table:table-cell>
            <text:p>t17<text:s/>(MW)</text:p>
          </table:table-cell>
          <table:table-cell>
            <text:p>t18<text:s/>(MW)</text:p>
          </table:table-cell>
          <table:table-cell>
            <text:p>t19<text:s/>(MW)</text:p>
          </table:table-cell>
          <table:table-cell>
            <text:p>t20<text:s/>(MW)</text:p>
          </table:table-cell>
          <table:table-cell>
            <text:p>t21<text:s/>(MW)</text:p>
          </table:table-cell>
          <table:table-cell>
            <text:p>t22<text:s/>(MW)</text:p>
          </table:table-cell>
          <table:table-cell>
            <text:p>t23<text:s/>(MW)</text:p>
          </table:table-cell>
          <table:table-cell>
            <text:p>t24<text:s/>(MW)</text:p>
          </table:table-cell>
        </table:table-row>
      </table:table>
      <table:table table:name="Q_Profiles_Load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VAr)</text:p>
          </table:table-cell>
          <table:table-cell>
            <text:p>t2<text:s/>(MVAr)</text:p>
          </table:table-cell>
          <table:table-cell>
            <text:p>t3<text:s/>(MVAr)</text:p>
          </table:table-cell>
          <table:table-cell>
            <text:p>t4<text:s/>(MVAr)</text:p>
          </table:table-cell>
          <table:table-cell>
            <text:p>t5<text:s/>(MVAr)</text:p>
          </table:table-cell>
          <table:table-cell>
            <text:p>t6<text:s/>(MVAr)</text:p>
          </table:table-cell>
          <table:table-cell>
            <text:p>t7<text:s/>(MVAr)</text:p>
          </table:table-cell>
          <table:table-cell>
            <text:p>t8<text:s/>(MVAr)</text:p>
          </table:table-cell>
          <table:table-cell>
            <text:p>t9<text:s/>(MVAr)</text:p>
          </table:table-cell>
          <table:table-cell>
            <text:p>t10<text:s/>(MVAr)</text:p>
          </table:table-cell>
          <table:table-cell>
            <text:p>t11<text:s/>(MVAr)</text:p>
          </table:table-cell>
          <table:table-cell>
            <text:p>t12<text:s/>(MVAr)</text:p>
          </table:table-cell>
          <table:table-cell>
            <text:p>t13<text:s/>(MVAr)</text:p>
          </table:table-cell>
          <table:table-cell>
            <text:p>t14<text:s/>(MVAr)</text:p>
          </table:table-cell>
          <table:table-cell>
            <text:p>t15<text:s/>(MVAr)</text:p>
          </table:table-cell>
          <table:table-cell>
            <text:p>t16<text:s/>(MVAr)</text:p>
          </table:table-cell>
          <table:table-cell>
            <text:p>t17<text:s/>(MVAr)</text:p>
          </table:table-cell>
          <table:table-cell>
            <text:p>t18<text:s/>(MVAr)</text:p>
          </table:table-cell>
          <table:table-cell>
            <text:p>t19<text:s/>(MVAr)</text:p>
          </table:table-cell>
          <table:table-cell>
            <text:p>t20<text:s/>(MVAr)</text:p>
          </table:table-cell>
          <table:table-cell>
            <text:p>t21<text:s/>(MVAr)</text:p>
          </table:table-cell>
          <table:table-cell>
            <text:p>t22<text:s/>(MVAr)</text:p>
          </table:table-cell>
          <table:table-cell>
            <text:p>t23<text:s/>(MVAr)</text:p>
          </table:table-cell>
          <table:table-cell>
            <text:p>t24<text:s/>(MVAr)</text:p>
          </table:table-cell>
        </table:table-row>
      </table:table>
      <table:table table:name="P_Profiles_Gen_Min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W)</text:p>
          </table:table-cell>
          <table:table-cell>
            <text:p>t2<text:s/>(MW)</text:p>
          </table:table-cell>
          <table:table-cell>
            <text:p>t3<text:s/>(MW)</text:p>
          </table:table-cell>
          <table:table-cell>
            <text:p>t4<text:s/>(MW)</text:p>
          </table:table-cell>
          <table:table-cell>
            <text:p>t5<text:s/>(MW)</text:p>
          </table:table-cell>
          <table:table-cell>
            <text:p>t6<text:s/>(MW)</text:p>
          </table:table-cell>
          <table:table-cell>
            <text:p>t7<text:s/>(MW)</text:p>
          </table:table-cell>
          <table:table-cell>
            <text:p>t8<text:s/>(MW)</text:p>
          </table:table-cell>
          <table:table-cell>
            <text:p>t9<text:s/>(MW)</text:p>
          </table:table-cell>
          <table:table-cell>
            <text:p>t10<text:s/>(MW)</text:p>
          </table:table-cell>
          <table:table-cell>
            <text:p>t11<text:s/>(MW)</text:p>
          </table:table-cell>
          <table:table-cell>
            <text:p>t12<text:s/>(MW)</text:p>
          </table:table-cell>
          <table:table-cell>
            <text:p>t13<text:s/>(MW)</text:p>
          </table:table-cell>
          <table:table-cell>
            <text:p>t14<text:s/>(MW)</text:p>
          </table:table-cell>
          <table:table-cell>
            <text:p>t15<text:s/>(MW)</text:p>
          </table:table-cell>
          <table:table-cell>
            <text:p>t16<text:s/>(MW)</text:p>
          </table:table-cell>
          <table:table-cell>
            <text:p>t17<text:s/>(MW)</text:p>
          </table:table-cell>
          <table:table-cell>
            <text:p>t18<text:s/>(MW)</text:p>
          </table:table-cell>
          <table:table-cell>
            <text:p>t19<text:s/>(MW)</text:p>
          </table:table-cell>
          <table:table-cell>
            <text:p>t20<text:s/>(MW)</text:p>
          </table:table-cell>
          <table:table-cell>
            <text:p>t21<text:s/>(MW)</text:p>
          </table:table-cell>
          <table:table-cell>
            <text:p>t22<text:s/>(MW)</text:p>
          </table:table-cell>
          <table:table-cell>
            <text:p>t23<text:s/>(MW)</text:p>
          </table:table-cell>
          <table:table-cell>
            <text:p>t24<text:s/>(MW)</text:p>
          </table:table-cell>
        </table:table-row>
      </table:table>
      <table:table table:name="P_Profiles_Gen_M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W)</text:p>
          </table:table-cell>
          <table:table-cell>
            <text:p>t2<text:s/>(MW)</text:p>
          </table:table-cell>
          <table:table-cell>
            <text:p>t3<text:s/>(MW)</text:p>
          </table:table-cell>
          <table:table-cell>
            <text:p>t4<text:s/>(MW)</text:p>
          </table:table-cell>
          <table:table-cell>
            <text:p>t5<text:s/>(MW)</text:p>
          </table:table-cell>
          <table:table-cell>
            <text:p>t6<text:s/>(MW)</text:p>
          </table:table-cell>
          <table:table-cell>
            <text:p>t7<text:s/>(MW)</text:p>
          </table:table-cell>
          <table:table-cell>
            <text:p>t8<text:s/>(MW)</text:p>
          </table:table-cell>
          <table:table-cell>
            <text:p>t9<text:s/>(MW)</text:p>
          </table:table-cell>
          <table:table-cell>
            <text:p>t10<text:s/>(MW)</text:p>
          </table:table-cell>
          <table:table-cell>
            <text:p>t11<text:s/>(MW)</text:p>
          </table:table-cell>
          <table:table-cell>
            <text:p>t12<text:s/>(MW)</text:p>
          </table:table-cell>
          <table:table-cell>
            <text:p>t13<text:s/>(MW)</text:p>
          </table:table-cell>
          <table:table-cell>
            <text:p>t14<text:s/>(MW)</text:p>
          </table:table-cell>
          <table:table-cell>
            <text:p>t15<text:s/>(MW)</text:p>
          </table:table-cell>
          <table:table-cell>
            <text:p>t16<text:s/>(MW)</text:p>
          </table:table-cell>
          <table:table-cell>
            <text:p>t17<text:s/>(MW)</text:p>
          </table:table-cell>
          <table:table-cell>
            <text:p>t18<text:s/>(MW)</text:p>
          </table:table-cell>
          <table:table-cell>
            <text:p>t19<text:s/>(MW)</text:p>
          </table:table-cell>
          <table:table-cell>
            <text:p>t20<text:s/>(MW)</text:p>
          </table:table-cell>
          <table:table-cell>
            <text:p>t21<text:s/>(MW)</text:p>
          </table:table-cell>
          <table:table-cell>
            <text:p>t22<text:s/>(MW)</text:p>
          </table:table-cell>
          <table:table-cell>
            <text:p>t23<text:s/>(MW)</text:p>
          </table:table-cell>
          <table:table-cell>
            <text:p>t24<text:s/>(MW)</text:p>
          </table:table-cell>
        </table:table-row>
      </table:table>
      <table:table table:name="Q_Profiles_Gen_Min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VAr)</text:p>
          </table:table-cell>
          <table:table-cell>
            <text:p>t2<text:s/>(MVAr)</text:p>
          </table:table-cell>
          <table:table-cell>
            <text:p>t3<text:s/>(MVAr)</text:p>
          </table:table-cell>
          <table:table-cell>
            <text:p>t4<text:s/>(MVAr)</text:p>
          </table:table-cell>
          <table:table-cell>
            <text:p>t5<text:s/>(MVAr)</text:p>
          </table:table-cell>
          <table:table-cell>
            <text:p>t6<text:s/>(MVAr)</text:p>
          </table:table-cell>
          <table:table-cell>
            <text:p>t7<text:s/>(MVAr)</text:p>
          </table:table-cell>
          <table:table-cell>
            <text:p>t8<text:s/>(MVAr)</text:p>
          </table:table-cell>
          <table:table-cell>
            <text:p>t9<text:s/>(MVAr)</text:p>
          </table:table-cell>
          <table:table-cell>
            <text:p>t10<text:s/>(MVAr)</text:p>
          </table:table-cell>
          <table:table-cell>
            <text:p>t11<text:s/>(MVAr)</text:p>
          </table:table-cell>
          <table:table-cell>
            <text:p>t12<text:s/>(MVAr)</text:p>
          </table:table-cell>
          <table:table-cell>
            <text:p>t13<text:s/>(MVAr)</text:p>
          </table:table-cell>
          <table:table-cell>
            <text:p>t14<text:s/>(MVAr)</text:p>
          </table:table-cell>
          <table:table-cell>
            <text:p>t15<text:s/>(MVAr)</text:p>
          </table:table-cell>
          <table:table-cell>
            <text:p>t16<text:s/>(MVAr)</text:p>
          </table:table-cell>
          <table:table-cell>
            <text:p>t17<text:s/>(MVAr)</text:p>
          </table:table-cell>
          <table:table-cell>
            <text:p>t18<text:s/>(MVAr)</text:p>
          </table:table-cell>
          <table:table-cell>
            <text:p>t19<text:s/>(MVAr)</text:p>
          </table:table-cell>
          <table:table-cell>
            <text:p>t20<text:s/>(MVAr)</text:p>
          </table:table-cell>
          <table:table-cell>
            <text:p>t21<text:s/>(MVAr)</text:p>
          </table:table-cell>
          <table:table-cell>
            <text:p>t22<text:s/>(MVAr)</text:p>
          </table:table-cell>
          <table:table-cell>
            <text:p>t23<text:s/>(MVAr)</text:p>
          </table:table-cell>
          <table:table-cell>
            <text:p>t24<text:s/>(MVAr)</text:p>
          </table:table-cell>
        </table:table-row>
      </table:table>
      <table:table table:name="Q_Profiles_Gen_M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t1<text:s/>(MVAr)</text:p>
          </table:table-cell>
          <table:table-cell>
            <text:p>t2<text:s/>(MVAr)</text:p>
          </table:table-cell>
          <table:table-cell>
            <text:p>t3<text:s/>(MVAr)</text:p>
          </table:table-cell>
          <table:table-cell>
            <text:p>t4<text:s/>(MVAr)</text:p>
          </table:table-cell>
          <table:table-cell>
            <text:p>t5<text:s/>(MVAr)</text:p>
          </table:table-cell>
          <table:table-cell>
            <text:p>t6<text:s/>(MVAr)</text:p>
          </table:table-cell>
          <table:table-cell>
            <text:p>t7<text:s/>(MVAr)</text:p>
          </table:table-cell>
          <table:table-cell>
            <text:p>t8<text:s/>(MVAr)</text:p>
          </table:table-cell>
          <table:table-cell>
            <text:p>t9<text:s/>(MVAr)</text:p>
          </table:table-cell>
          <table:table-cell>
            <text:p>t10<text:s/>(MVAr)</text:p>
          </table:table-cell>
          <table:table-cell>
            <text:p>t11<text:s/>(MVAr)</text:p>
          </table:table-cell>
          <table:table-cell>
            <text:p>t12<text:s/>(MVAr)</text:p>
          </table:table-cell>
          <table:table-cell>
            <text:p>t13<text:s/>(MVAr)</text:p>
          </table:table-cell>
          <table:table-cell>
            <text:p>t14<text:s/>(MVAr)</text:p>
          </table:table-cell>
          <table:table-cell>
            <text:p>t15<text:s/>(MVAr)</text:p>
          </table:table-cell>
          <table:table-cell>
            <text:p>t16<text:s/>(MVAr)</text:p>
          </table:table-cell>
          <table:table-cell>
            <text:p>t17<text:s/>(MVAr)</text:p>
          </table:table-cell>
          <table:table-cell>
            <text:p>t18<text:s/>(MVAr)</text:p>
          </table:table-cell>
          <table:table-cell>
            <text:p>t19<text:s/>(MVAr)</text:p>
          </table:table-cell>
          <table:table-cell>
            <text:p>t20<text:s/>(MVAr)</text:p>
          </table:table-cell>
          <table:table-cell>
            <text:p>t21<text:s/>(MVAr)</text:p>
          </table:table-cell>
          <table:table-cell>
            <text:p>t22<text:s/>(MVAr)</text:p>
          </table:table-cell>
          <table:table-cell>
            <text:p>t23<text:s/>(MVAr)</text:p>
          </table:table-cell>
          <table:table-cell>
            <text:p>t24<text:s/>(MVAr)</text:p>
          </table:table-cell>
        </table:table-row>
      </table:table>
      <table:table table:name="Base_MVA">
        <table:table-column/>
        <table:table-row>
          <table:table-cell table:style-name="cel0">
            <text:p>base_MVA</text:p>
          </table:table-cell>
        </table:table-row>
      </table:table>
      <table:table table:name="Storag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Ps</text:p>
          </table:table-cell>
          <table:table-cell>
            <text:p>Qs</text:p>
          </table:table-cell>
          <table:table-cell>
            <text:p>Energy<text:s/>(MWh)</text:p>
          </table:table-cell>
          <table:table-cell>
            <text:p>E_rating<text:s/>(MWh)</text:p>
          </table:table-cell>
          <table:table-cell>
            <text:p>Charge_rating<text:s/>(MW)</text:p>
          </table:table-cell>
          <table:table-cell>
            <text:p>Discharge_rating<text:s/>(MW)</text:p>
          </table:table-cell>
          <table:table-cell>
            <text:p>Charge_efficiency</text:p>
          </table:table-cell>
          <table:table-cell>
            <text:p>Discharge_efficiency</text:p>
          </table:table-cell>
          <table:table-cell>
            <text:p>Thermal_rating<text:s/>(MVA)</text:p>
          </table:table-cell>
          <table:table-cell>
            <text:p>Qmin<text:s/>(MVAr)</text:p>
          </table:table-cell>
          <table:table-cell>
            <text:p>Qmax<text:s/>(MVAr)</text:p>
          </table:table-cell>
          <table:table-cell>
            <text:p>R</text:p>
          </table:table-cell>
          <table:table-cell>
            <text:p>X</text:p>
          </table:table-cell>
          <table:table-cell>
            <text:p>P_loss</text:p>
          </table:table-cell>
          <table:table-cell>
            <text:p>Q_loss</text:p>
          </table:table-cell>
          <table:table-cell>
            <text:p>Status</text:p>
          </table:table-cell>
          <table:table-cell>
            <text:p>soc_initial</text:p>
          </table:table-cell>
          <table:table-cell>
            <text:p>soc_min</text:p>
          </table:table-cell>
          <table:table-cell>
            <text:p>soc_max</text:p>
          </table:table-cell>
        </table:table-row>
      </table:table>
      <table:table table:name="Storage_cost">
        <table:table-column/>
        <table:table-column/>
        <table:table-column/>
        <table:table-column/>
        <table:table-row>
          <table:table-cell table:style-name="cel0">
            <text:p>Bus</text:p>
          </table:table-cell>
          <table:table-cell>
            <text:p>cost_a</text:p>
          </table:table-cell>
          <table:table-cell>
            <text:p>cost_b</text:p>
          </table:table-cell>
          <table:table-cell>
            <text:p>cost_c</text:p>
          </table:table-cell>
        </table:table-row>
      </table:table>
    </office:spreadsheet>
  </office:body>
</office:document-content>
</file>